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Normal"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ZapfDingbats2" svg:font-family="ZapfDingbats, 'MS Mincho'"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ullet" style:list-style-name="WW8Num2">
      <style:paragraph-properties style:line-height-at-least="0.0693in"/>
    </style:style>
    <style:style style:name="P2" style:family="paragraph" style:parent-style-name="Chapter_20_Title" style:master-page-name="Standard">
      <style:paragraph-properties style:page-number="auto"/>
    </style:style>
    <style:style style:name="P3" style:family="paragraph" style:parent-style-name="Code">
      <style:text-properties officeooo:paragraph-rsid="00028f11"/>
    </style:style>
    <style:style style:name="P4" style:family="paragraph" style:parent-style-name="Code">
      <style:text-properties officeooo:rsid="00028f11" officeooo:paragraph-rsid="00028f11"/>
    </style:style>
    <style:style style:name="P5" style:family="paragraph" style:parent-style-name="Code">
      <style:text-properties officeooo:paragraph-rsid="00047350"/>
    </style:style>
    <style:style style:name="P6" style:family="paragraph" style:parent-style-name="Code">
      <style:text-properties officeooo:paragraph-rsid="0006bc79"/>
    </style:style>
    <style:style style:name="P7" style:family="paragraph" style:parent-style-name="Code_20_Caption">
      <style:text-properties officeooo:paragraph-rsid="00028f11"/>
    </style:style>
    <style:style style:name="P8" style:family="paragraph" style:parent-style-name="Standard">
      <style:paragraph-properties fo:text-align="justify" style:justify-single-word="false"/>
    </style:style>
    <style:style style:name="P9" style:family="paragraph" style:parent-style-name="Standard">
      <style:text-properties fo:color="#bfbfbf" style:font-name="ZapfDingbats" fo:font-size="14pt" style:font-name-asian="ZapfDingbats" style:font-size-asian="14pt" style:font-name-complex="ZapfDingbats" style:font-size-complex="14pt"/>
    </style:style>
    <style:style style:name="P10"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style:font-name-complex="Utopia-Italic"/>
    </style:style>
    <style:style style:name="T5" style:family="text">
      <style:text-properties fo:language="en" fo:country="US" officeooo:rsid="000546f9" style:font-name-complex="Utopia-Italic"/>
    </style:style>
    <style:style style:name="T6" style:family="text">
      <style:text-properties fo:language="en" fo:country="US" officeooo:rsid="00028f11"/>
    </style:style>
    <style:style style:name="T7" style:family="text">
      <style:text-properties fo:language="en" fo:country="US" officeooo:rsid="00047350"/>
    </style:style>
    <style:style style:name="T8" style:family="text">
      <style:text-properties fo:language="en" fo:country="US" officeooo:rsid="000546f9"/>
    </style:style>
    <style:style style:name="T9" style:family="text">
      <style:text-properties fo:language="en" fo:country="US" officeooo:rsid="0008693f"/>
    </style:style>
    <style:style style:name="T10" style:family="text">
      <style:text-properties fo:language="en" fo:country="US" officeooo:rsid="00099df8"/>
    </style:style>
    <style:style style:name="T11" style:family="text">
      <style:text-properties style:font-name-asian="TheSansMonoConNormal3"/>
    </style:style>
    <style:style style:name="T12" style:family="text">
      <style:text-properties officeooo:rsid="00028f11" style:font-name-asian="TheSansMonoConNormal3"/>
    </style:style>
    <style:style style:name="T13" style:family="text">
      <style:text-properties style:font-name-asian="Times New Roman"/>
    </style:style>
    <style:style style:name="T14" style:family="text">
      <style:text-properties officeooo:rsid="00028f11" style:font-name-asian="Times New Roman"/>
    </style:style>
    <style:style style:name="T15" style:family="text">
      <style:text-properties fo:font-weight="bold" style:font-name-asian="TheSansMonoConNormal3" style:font-weight-asian="bold"/>
    </style:style>
    <style:style style:name="T16" style:family="text">
      <style:text-properties fo:font-style="italic" fo:font-weight="bold" style:font-style-asian="italic" style:font-weight-asian="bold"/>
    </style:style>
    <style:style style:name="T17" style:family="text">
      <style:text-properties fo:font-style="italic" fo:font-weight="bold" officeooo:rsid="00028f11" style:font-style-asian="italic" style:font-weight-asian="bold"/>
    </style:style>
    <style:style style:name="T18" style:family="text">
      <style:text-properties fo:font-style="italic" fo:font-weight="bold" officeooo:rsid="000546f9" style:font-style-asian="italic" style:font-weight-asian="bold"/>
    </style:style>
    <style:style style:name="T19" style:family="text">
      <style:text-properties fo:font-style="italic" fo:font-weight="bold" officeooo:rsid="00057907" style:font-style-asian="italic" style:font-weight-asian="bold"/>
    </style:style>
    <style:style style:name="T20" style:family="text">
      <style:text-properties fo:font-style="italic" fo:font-weight="bold" officeooo:rsid="0008693f" style:font-style-asian="italic" style:font-weight-asian="bold"/>
    </style:style>
    <style:style style:name="T21" style:family="text">
      <style:text-properties fo:font-style="italic" fo:font-weight="bold" officeooo:rsid="00099df8" style:font-style-asian="italic" style:font-weight-asian="bold"/>
    </style:style>
    <style:style style:name="T22" style:family="text">
      <style:text-properties style:font-name="TheSansMonoCondensed-SemiLightI" style:font-name-complex="TheSansMonoCondensed-SemiLightI"/>
    </style:style>
    <style:style style:name="T23" style:family="text">
      <style:text-properties style:font-name="Utopia-Bold" style:font-name-complex="Utopia-Bold"/>
    </style:style>
    <style:style style:name="T24" style:family="text">
      <style:text-properties style:font-name="Utopia-Bold" fo:language="en" fo:country="US" style:font-name-complex="Utopia-Bold"/>
    </style:style>
    <style:style style:name="T25" style:family="text">
      <style:text-properties style:font-name="Utopia-Bold" fo:language="en" fo:country="US" officeooo:rsid="00099df8" style:font-name-complex="Utopia-Bold"/>
    </style:style>
    <style:style style:name="T26" style:family="text">
      <style:text-properties style:font-name="Utopia-Bold" fo:language="none" fo:country="none" style:font-name-complex="Utopia-Bold"/>
    </style:style>
    <style:style style:name="T27" style:family="text">
      <style:text-properties officeooo:rsid="0002395c"/>
    </style:style>
    <style:style style:name="T28" style:family="text">
      <style:text-properties officeooo:rsid="00028f11"/>
    </style:style>
    <style:style style:name="T29" style:family="text">
      <style:text-properties style:use-window-font-color="true" style:font-name="TheSansMonoConNormal2" fo:font-size="11pt" fo:language="none" fo:country="none" officeooo:rsid="00028f11" style:font-name-asian="Calibri" style:font-size-asian="11pt" style:language-asian="none" style:country-asian="none" style:font-name-complex="TheSansMonoConNormal2" style:font-size-complex="11pt" style:language-complex="ar" style:country-complex="SA"/>
    </style:style>
    <style:style style:name="T30" style:family="text">
      <style:text-properties style:use-window-font-color="true" style:font-name="TheSansMonoConNormal2" fo:font-size="11pt" fo:language="none" fo:country="none" officeooo:rsid="000546f9" style:font-name-asian="Calibri" style:font-size-asian="11pt" style:language-asian="none" style:country-asian="none" style:font-name-complex="TheSansMonoConNormal2" style:font-size-complex="11pt" style:language-complex="ar" style:country-complex="SA"/>
    </style:style>
    <style:style style:name="T31" style:family="text">
      <style:text-properties style:use-window-font-color="true" style:font-name="TheSansMonoConNormal2" fo:font-size="11pt" fo:language="none" fo:country="none" officeooo:rsid="00057907" style:font-name-asian="Calibri" style:font-size-asian="11pt" style:language-asian="none" style:country-asian="none" style:font-name-complex="TheSansMonoConNormal2" style:font-size-complex="11pt" style:language-complex="ar" style:country-complex="SA"/>
    </style:style>
    <style:style style:name="T32" style:family="text">
      <style:text-properties style:use-window-font-color="true" style:font-name="Utopia-Bold" fo:font-size="11pt" fo:language="en" fo:country="US" fo:font-weight="bold" officeooo:rsid="00099df8" style:font-name-asian="Calibri" style:font-size-asian="11pt" style:font-weight-asian="bold" style:font-name-complex="Utopia-Bold" style:font-size-complex="11pt" style:language-complex="ar" style:country-complex="SA" style:font-weight-complex="bold"/>
    </style:style>
    <style:style style:name="T33" style:family="text">
      <style:text-properties style:use-window-font-color="true" style:font-name="Utopia" fo:font-size="11pt" fo:language="en" fo:country="US" officeooo:rsid="00099df8" style:font-name-asian="Calibri" style:font-size-asian="11pt" style:font-name-complex="Utopia" style:font-size-complex="11pt" style:language-complex="ar" style:country-complex="SA"/>
    </style:style>
    <style:style style:name="T34" style:family="text">
      <style:text-properties officeooo:rsid="00047350"/>
    </style:style>
    <style:style style:name="T35" style:family="text">
      <style:text-properties officeooo:rsid="000546f9"/>
    </style:style>
    <style:style style:name="T36" style:family="text">
      <style:text-properties style:font-name="TheSansMonoConNormal" fo:font-weight="bold" style:font-name-asian="Times New Roman" style:font-weight-asian="bold"/>
    </style:style>
    <style:style style:name="T37" style:family="text">
      <style:text-properties style:font-name="TheSansMonoConNormal" fo:font-weight="bold" style:font-weight-asian="bold"/>
    </style:style>
    <style:style style:name="T38" style:family="text">
      <style:text-properties style:font-name="TheSansMonoConNormal" fo:font-weight="normal" style:font-name-asian="Times New Roman" style:font-weight-asian="normal" style:font-weight-complex="normal"/>
    </style:style>
    <style:style style:name="T39" style:family="text">
      <style:text-properties style:font-name="TheSansMonoConNormal" fo:font-weight="normal" style:font-weight-asian="normal" style:font-weight-complex="normal"/>
    </style:style>
    <style:style style:name="T40" style:family="text">
      <style:text-properties officeooo:rsid="00057907"/>
    </style:style>
    <style:style style:name="T41" style:family="text">
      <style:text-properties officeooo:rsid="0006bc79"/>
    </style:style>
    <style:style style:name="T42" style:family="text">
      <style:text-properties officeooo:rsid="00099df8"/>
    </style:style>
    <style:style style:name="T43" style:family="text">
      <style:text-properties officeooo:rsid="000b27c0"/>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lass Templates</text:p>
      <text:p text:style-name="Body_20_Text_20_First">A class can be a template<text:span text:style-name="T1">, which</text:span> makes all of its members templates. Every program in this book has used class templates<text:span text:style-name="T1">,</text:span> because much of the standard library relies on templates: the standard I/O streams, strings, vectors, and maps are all class templates. This Exploration takes a look at simple class templates.</text:p>
      <text:h text:style-name="Heading_20_1" text:outline-level="1">Parameterizing a Type</text:h>
      <text:p text:style-name="Body_20_Text_20_First">Consider a simple <text:span text:style-name="Code_20_Inline">point</text:span> class, which stores an <text:span text:style-name="Code_20_Inline">x</text:span> and <text:span text:style-name="Code_20_Inline">y</text:span> coordinate. A graphics device driver might use <text:span text:style-name="Code_20_Inline">int</text:span> for the member types.</text:p>
      <text:p text:style-name="Code">class point {</text:p>
      <text:p text:style-name="Code">public:</text:p>
      <text:p text:style-name="Code"><text:span text:style-name="T13"><text:s text:c="3"/></text:span>point(int x, int y) : x_{x}, y_{y} {}</text:p>
      <text:p text:style-name="Code"><text:span text:style-name="T13"><text:s text:c="3"/></text:span>int x() const { return x_; }</text:p>
      <text:p text:style-name="Code"><text:span text:style-name="T13"><text:s text:c="3"/></text:span>int y() const { return y_; }</text:p>
      <text:p text:style-name="Code">private:</text:p>
      <text:p text:style-name="Code"><text:span text:style-name="T13"><text:s text:c="3"/></text:span>int x_, y_;</text:p>
      <text:p text:style-name="Code">};</text:p>
      <text:p text:style-name="Body_20_Text_20_Cont"><text:span text:style-name="T1">On the other hand, a calculus tool probably prefers to use </text:span><text:span text:style-name="Code_20_Inline"><text:span text:style-name="T1">double</text:span></text:span><text:span text:style-name="T1">.</text:span></text:p>
      <text:p text:style-name="Code">class point {</text:p>
      <text:p text:style-name="Code">public:</text:p>
      <text:p text:style-name="Code"><text:span text:style-name="T13"><text:s text:c="3"/></text:span>point(double x, double y) : x_{x}, y_{y} {}</text:p>
      <text:p text:style-name="Code"><text:span text:style-name="T13"><text:s text:c="3"/></text:span>double x() const { return x_; }</text:p>
      <text:p text:style-name="Code"><text:span text:style-name="T13"><text:s text:c="3"/></text:span>double y() const { return y_; }</text:p>
      <text:p text:style-name="Code">private:</text:p>
      <text:p text:style-name="Code"><text:span text:style-name="T13"><text:s text:c="3"/></text:span>double x_, y_;</text:p>
      <text:p text:style-name="Code"><text:soft-page-break/>};</text:p>
      <text:p text:style-name="Body_20_Text_20_Cont"><text:span text:style-name="T1">Imagine adding much more functionality to the </text:span><text:span text:style-name="Code_20_Inline"><text:span text:style-name="T1">point</text:span></text:span><text:span text:style-name="T1"> classes: computing distances between two </text:span><text:span text:style-name="Code_20_Inline"><text:span text:style-name="T1">point</text:span></text:span><text:span text:style-name="T1"> objects, rotating one </text:span><text:span text:style-name="Code_20_Inline"><text:span text:style-name="T1">point</text:span></text:span><text:span text:style-name="T1"> around another by some angle, etc. The more functionality you dream up, the more </text:span><text:span text:style-name="T6">code </text:span><text:span text:style-name="T1">you must duplicate in both classes.</text:span></text:p>
      <text:p text:style-name="Body_20_Text_20_Cont"><text:span text:style-name="T1">Wouldn’t your job be simpler if you could write the </text:span><text:span text:style-name="Code_20_Inline"><text:span text:style-name="T1">point</text:span></text:span><text:span text:style-name="T1"> class once and use that single definition for both of these situations and for others not yet dreamed of? Templates to the rescue. Listing </text:span><text:span text:style-name="T6">52</text:span><text:span text:style-name="T1">-1 shows the </text:span><text:span text:style-name="Code_20_Inline"><text:span text:style-name="T1">point</text:span></text:span><text:span text:style-name="T1"> class template.</text:span></text:p>
      <text:p text:style-name="Code_20_Caption"><text:span text:style-name="T16">Listing </text:span><text:span text:style-name="T17">52</text:span><text:span text:style-name="T16">-1.</text:span> The <text:span text:style-name="Code_20_Inline"><text:span text:style-name="T22">point</text:span></text:span> Class Template</text:p>
      <text:p text:style-name="Code">template&lt;class <text:span text:style-name="T29">T</text:span>&gt;</text:p>
      <text:p text:style-name="Code">class point {</text:p>
      <text:p text:style-name="Code">public:</text:p>
      <text:p text:style-name="Code"><text:span text:style-name="T13"><text:s text:c="3"/></text:span>point(T x, T y) : x_{x}, y_{y} {}</text:p>
      <text:p text:style-name="Code"><text:span text:style-name="T13"><text:s text:c="3"/></text:span>T x() const { return x_; }</text:p>
      <text:p text:style-name="Code"><text:span text:style-name="T13"><text:s text:c="3"/></text:span>T y() const { return y_; }</text:p>
      <text:p text:style-name="P3"><text:span text:style-name="T11"><text:s text:c="3"/>/// Move to absolute coordinates (x, y).</text:span></text:p>
      <text:p text:style-name="Code"><text:span text:style-name="T13"><text:s text:c="3"/></text:span>void move_to(T x, T y);</text:p>
      <text:p text:style-name="P3"><text:s text:c="3"/>/// Add (x, y) to current position.</text:p>
      <text:p text:style-name="Code"><text:span text:style-name="T13"><text:s text:c="3"/></text:span>void move_by(T x, T y);</text:p>
      <text:p text:style-name="Code">private:</text:p>
      <text:p text:style-name="Code"><text:span text:style-name="T13"><text:s text:c="3"/></text:span>T x_, y_;</text:p>
      <text:p text:style-name="Code">};</text:p>
      <text:p text:style-name="Code"/>
      <text:p text:style-name="Code">template&lt;class T&gt;</text:p>
      <text:p text:style-name="Code">void point&lt;T&gt;::move_to(<text:span text:style-name="T28">T</text:span> x, <text:span text:style-name="T28">T</text:span> y)</text:p>
      <text:p text:style-name="Code">{</text:p>
      <text:p text:style-name="Code"><text:span text:style-name="T13"><text:s text:c="2"/></text:span>x_ = x;</text:p>
      <text:p text:style-name="Code"><text:span text:style-name="T13"><text:s text:c="2"/></text:span>y_ = y;</text:p>
      <text:p text:style-name="Code">}</text:p>
      <text:p text:style-name="Body_20_Text_20_Cont"><text:span text:style-name="T1">Just as with function templates, the </text:span><text:span text:style-name="Code_20_Inline"><text:span text:style-name="T1">template</text:span></text:span><text:span text:style-name="T1"> keyword introduces a class template. The class template is a pattern for making classes, which you do by supplying template arguments; e.g., </text:span><text:span text:style-name="Code_20_Inline"><text:span text:style-name="T1">point&lt;int&gt;</text:span></text:span><text:span text:style-name="T1">.</text:span></text:p>
      <text:p text:style-name="Body_20_Text_20_Cont"><text:span text:style-name="T1">The member functions of a class template are themselves function templates, using the same template parameters, except that you supply the template arguments to the class, not the function, as you can see in the </text:span><text:span text:style-name="Code_20_Inline"><text:span text:style-name="T1">point&lt;T&gt;::move_to</text:span></text:span><text:span text:style-name="T1"> function. </text:span><text:span text:style-name="Strong_20_Emphasis"><text:span text:style-name="T24">Write the </text:span></text:span><text:span text:style-name="Code_20_Inline"><text:span text:style-name="T3">move_by</text:span></text:span><text:span text:style-name="Strong_20_Emphasis"><text:span text:style-name="T24"> member function.</text:span></text:span><text:span text:style-name="T1"> Compare your solution with Listing </text:span><text:span text:style-name="T6">52</text:span><text:span text:style-name="T1">-2.</text:span></text:p>
      <text:p text:style-name="P7"><text:span text:style-name="T16">Listing </text:span><text:span text:style-name="T17">52</text:span><text:span text:style-name="T16">-2.</text:span> The <text:span text:style-name="Code_20_Inline"><text:span text:style-name="T22">move_by</text:span></text:span> Member Function</text:p>
      <text:p text:style-name="P3"><text:soft-page-break/>template&lt;class T&gt;</text:p>
      <text:p text:style-name="Code">void point&lt;T&gt;::move_by(<text:span text:style-name="T29">T </text:span>x, <text:span text:style-name="T29">T </text:span>y)</text:p>
      <text:p text:style-name="Code">{</text:p>
      <text:p text:style-name="Code"><text:span text:style-name="T13"><text:s text:c="2"/></text:span>x_ += x;</text:p>
      <text:p text:style-name="Code"><text:span text:style-name="T13"><text:s text:c="2"/></text:span>y_ += y;</text:p>
      <text:p text:style-name="Code">}</text:p>
      <text:p text:style-name="Body_20_Text_20_Cont"><text:span text:style-name="T1">Every time you use a different template argument, the compiler generates a new class instance, with new member functions. That is, </text:span><text:span text:style-name="Code_20_Inline"><text:span text:style-name="T1">point&lt;int&gt;::move_by</text:span></text:span><text:span text:style-name="T1"> is one function, and </text:span><text:span text:style-name="Code_20_Inline"><text:span text:style-name="T1">point&lt;double&gt;::move_by</text:span></text:span><text:span text:style-name="T1"> is another, which is exactly what would happen if you had written the functions by hand. If two different source files both use </text:span><text:span text:style-name="Code_20_Inline"><text:span text:style-name="T1">point&lt;int&gt;</text:span></text:span><text:span text:style-name="T1">, the compiler and linker ensure that they share the same template instance.</text:span></text:p>
      <text:h text:style-name="Heading_20_1" text:outline-level="1"><text:bookmark-start text:name="rat"/>Parameterizing the rational Class</text:h>
      <text:p text:style-name="Body_20_Text_20_First">A simple <text:span text:style-name="Code_20_Inline">point</text:span> class is easy. What about something more complicated, such as the <text:span text:style-name="Code_20_Inline">rational</text:span> class? Suppose someone likes your <text:span text:style-name="Code_20_Inline">rational</text:span> class but wants more precision. You decide to change the type of the numerator and denominator from <text:span text:style-name="Code_20_Inline">int</text:span> to <text:span text:style-name="Code_20_Inline">long</text:span>. Someone else then complains that <text:span text:style-name="Code_20_Inline">rational</text:span> takes up too much memory and asks for a version that uses <text:span text:style-name="Code_20_Inline">short</text:span> as the base type. You could make three copies of the source code, one each for types <text:span text:style-name="Code_20_Inline">short</text:span>, <text:span text:style-name="Code_20_Inline">int</text:span>, and <text:span text:style-name="Code_20_Inline">long</text:span>. Or you could define a class template, as illustrated by the simplified <text:span text:style-name="Code_20_Inline">rational</text:span> class template in Listing <text:span text:style-name="T28">52</text:span>-3.</text:p>
      <text:p text:style-name="Code_20_Caption"><text:span text:style-name="T16">Listing </text:span><text:span text:style-name="T18">52</text:span><text:span text:style-name="T16">-3.</text:span> The <text:span text:style-name="Code_20_Inline"><text:span text:style-name="T22">rational</text:span></text:span> Class Template</text:p>
      <text:p text:style-name="Code">template&lt;class T&gt;</text:p>
      <text:p text:style-name="Code">class rational</text:p>
      <text:p text:style-name="Code">{</text:p>
      <text:p text:style-name="Code">public:</text:p>
      <text:p text:style-name="P5"><text:s text:c="2"/><text:span text:style-name="T34">using value_type =</text:span> T;</text:p>
      <text:p text:style-name="Code"><text:s text:c="2"/>rational() : rational{0} {}</text:p>
      <text:p text:style-name="P5"><text:s text:c="2"/>rational(<text:span text:style-name="T34">value_type</text:span> num) : numerator_{num}, denominator_{1} {}</text:p>
      <text:p text:style-name="P5"><text:s text:c="2"/>rational(<text:span text:style-name="T34">value_type </text:span>num, <text:span text:style-name="T34">value_type</text:span> den);</text:p>
      <text:p text:style-name="Code"/>
      <text:p text:style-name="P5"><text:s text:c="2"/>void assign(<text:span text:style-name="T34">value_type </text:span>num, <text:span text:style-name="T34">value_type</text:span> den);</text:p>
      <text:p text:style-name="Code"/>
      <text:p text:style-name="P6"><text:span text:style-name="T28"><text:s text:c="2"/></text:span><text:span text:style-name="T41">rational const&amp; operator +=(rational const&amp; rhs);</text:span></text:p>
      <text:p text:style-name="P6"><text:span text:style-name="T28"><text:s text:c="2"/></text:span><text:span text:style-name="T41">rational const&amp; operator -=(rational const&amp; rhs);</text:span></text:p>
      <text:p text:style-name="P6"><text:span text:style-name="T28"><text:s text:c="2"/></text:span><text:span text:style-name="T41">rational const&amp; operator *=(rational const&amp; rhs);</text:span></text:p>
      <text:p text:style-name="P6"><text:span text:style-name="T28"><text:s text:c="2"/></text:span><text:span text:style-name="T41">rational const&amp; operator /=(rational const&amp; rhs);</text:span></text:p>
      <text:p text:style-name="Code"/>
      <text:p text:style-name="Code"><text:s text:c="2"/>template&lt;class U&gt;</text:p>
      <text:p text:style-name="Code"><text:s text:c="2"/>U convert()</text:p>
      <text:p text:style-name="Code"><text:s text:c="2"/>const</text:p>
      <text:p text:style-name="Code"><text:soft-page-break/><text:s text:c="2"/>{</text:p>
      <text:p text:style-name="Code"><text:s text:c="4"/>return static_cast&lt;U&gt;(numerator()) / static_cast&lt;U&gt;(denominator());</text:p>
      <text:p text:style-name="Code"><text:s text:c="2"/>}</text:p>
      <text:p text:style-name="P4"/>
      <text:p text:style-name="P5"><text:s text:c="2"/><text:span text:style-name="T34">value_type const&amp;</text:span> numerator() const { return numerator_; }</text:p>
      <text:p text:style-name="P5"><text:s text:c="2"/><text:span text:style-name="T34">value_type const&amp;</text:span> denominator() const { return denominator_; }</text:p>
      <text:p text:style-name="Code">private:</text:p>
      <text:p text:style-name="Code"><text:s text:c="2"/>void reduce();</text:p>
      <text:p text:style-name="P5"><text:s text:c="2"/><text:span text:style-name="T34">value_type</text:span> numerator_;</text:p>
      <text:p text:style-name="P5"><text:s text:c="2"/><text:span text:style-name="T34">value_type </text:span>denominator_;</text:p>
      <text:p text:style-name="Code">};</text:p>
      <text:p text:style-name="Code"/>
      <text:p text:style-name="Code">template&lt;class T&gt;</text:p>
      <text:p text:style-name="P5">rational&lt;T&gt;::rational(<text:span text:style-name="T34">value_type</text:span> num, <text:span text:style-name="T34">value_type</text:span> den)</text:p>
      <text:p text:style-name="Code">: numerator_{num}, denominator_{den}</text:p>
      <text:p text:style-name="Code">{</text:p>
      <text:p text:style-name="Code"><text:s text:c="2"/>reduce();</text:p>
      <text:p text:style-name="Code">}</text:p>
      <text:p text:style-name="Code"/>
      <text:p text:style-name="Code">template&lt;class T&gt;</text:p>
      <text:p text:style-name="P5">void rational&lt;T&gt;::assign(<text:span text:style-name="T34">value_type</text:span> num, <text:span text:style-name="T34">value_type</text:span> den)</text:p>
      <text:p text:style-name="Code">{</text:p>
      <text:p text:style-name="Code"><text:s text:c="2"/>numerator_ = num;</text:p>
      <text:p text:style-name="Code"><text:s text:c="2"/>denominator_ = den;</text:p>
      <text:p text:style-name="Code"><text:s text:c="2"/>reduce();</text:p>
      <text:p text:style-name="Code">}</text:p>
      <text:p text:style-name="Code"/>
      <text:p text:style-name="Code">template&lt;class T&gt;</text:p>
      <text:p text:style-name="Code">bool operator==(rational&lt;T&gt; const&amp; a, rational&lt;T&gt; const&amp; b)</text:p>
      <text:p text:style-name="Code">{</text:p>
      <text:p text:style-name="Code"><text:s text:c="2"/>return a.numerator() == b.numerator() and</text:p>
      <text:p text:style-name="Code"><text:s text:c="9"/>a.denominator() == b.denominator();</text:p>
      <text:p text:style-name="Code">}</text:p>
      <text:p text:style-name="P4"/>
      <text:p text:style-name="Code">template&lt;class T&gt;</text:p>
      <text:p text:style-name="Code">inline bool operator!=(rational&lt;T&gt; const&amp; a, rational&lt;T&gt; const&amp; b)</text:p>
      <text:p text:style-name="Code">{</text:p>
      <text:p text:style-name="Code"><text:s text:c="2"/>return not (a == b);</text:p>
      <text:p text:style-name="Code">}</text:p>
      <text:p text:style-name="Body_20_Text_20_Cont"><text:span text:style-name="T1">The </text:span><text:span text:style-name="Code_20_Inline"><text:span text:style-name="T1">value_type</text:span></text:span><text:span text:style-name="T1"> </text:span><text:span text:style-name="T6">member type </text:span><text:span text:style-name="T1">is a useful convention. Many class templates that use a template parameter as some kind of subordinate type expose the parameter under a well-defined name. For example, </text:span><text:span text:style-name="Code_20_Inline"><text:span text:style-name="T1">vector&lt;char&gt;::value_type</text:span></text:span><text:span text:style-name="T1"> is a </text:span><text:span text:style-name="T6">member </text:span><text:span text:style-name="T1">type for its template parameter, namely, </text:span><text:span text:style-name="Code_20_Inline"><text:span text:style-name="T1">char</text:span></text:span><text:span text:style-name="T1">.</text:span></text:p>
      <text:p text:style-name="Body_20_Text_20_Cont"><text:span text:style-name="T1">Look at the definition of the constructor. When you define a member outside of its class template, you have to repeat the template header. The full name of the type includes the template parameter, </text:span><text:span text:style-name="Code_20_Inline"><text:span text:style-name="T1">rational&lt;T&gt;</text:span></text:span><text:span text:style-name="T1"> in this case. Inside the class scope, use only the class name, without the template parameter. Also, once the compiler sees the </text:span><text:soft-page-break/><text:span text:style-name="T1">fully qualified class name, it knows it is inside the class scope, and you can also use the template parameter by itself, which you can see in the parameter declarations. </text:span><text:span text:style-name="T7">Inside a member function definition, <text:s/>you can call any other member functions and use member types, such as </text:span><text:span text:style-name="Code_20_Inline"><text:span text:style-name="T7">value_type</text:span></text:span><text:span text:style-name="T7">.</text:span></text:p>
      <text:p text:style-name="Body_20_Text_20_Cont"><text:span text:style-name="T1">Because the name </text:span><text:span text:style-name="Code_20_Inline"><text:span text:style-name="T1">T</text:span></text:span><text:span text:style-name="T1"> is already in use, the </text:span><text:span text:style-name="Code_20_Inline"><text:span text:style-name="T1">convert</text:span></text:span><text:span text:style-name="T1"> member function (line 1</text:span><text:span text:style-name="T7">2</text:span><text:span text:style-name="T1">) needs a new name for its template parameter. </text:span><text:span text:style-name="Code_20_Inline"><text:span text:style-name="T1">U</text:span></text:span><text:span text:style-name="T1"> is a common convention, provided you don’t take it too far. More than two or three single-letter parameters, and you start to need more meaningful names, just to help keep straight which parameter goes with which template.</text:span></text:p>
      <text:p text:style-name="Body_20_Text_20_Cont"><text:span text:style-name="T1">In addition to the class template itself, you have to convert all the free functions that support the rational type to be function templates. Listing </text:span><text:span text:style-name="T7">52</text:span><text:span text:style-name="T1">-3 keeps things simple by showing only </text:span><text:span text:style-name="Code_20_Inline"><text:span text:style-name="T1">operator==</text:span></text:span><text:span text:style-name="T1"> and </text:span><text:span text:style-name="Code_20_Inline"><text:span text:style-name="T1">operator!=</text:span></text:span><text:span text:style-name="T1">. Other operators work similarly.</text:span><text:bookmark-end text:name="rat"/></text:p>
      <text:h text:style-name="Heading_20_1" text:outline-level="1"><text:bookmark-start text:name="imp"/>Using Class Templates</text:h>
      <text:p text:style-name="Body_20_Text_20_First">Unlike function templates, the compiler cannot deduce the template argument of a class template. Th<text:span text:style-name="T1">is</text:span> means you must supply the argument explicitly, inside angle brackets.</text:p>
      <text:p text:style-name="Code">rational&lt;short&gt; zero{};</text:p>
      <text:p text:style-name="Code">rational&lt;int&gt; pi1{355, 113};</text:p>
      <text:p text:style-name="Code">rational&lt;long&gt; pi2{80143857L, 25510582L};</text:p>
      <text:p text:style-name="Body_20_Text_20_Cont"><text:span text:style-name="T1">Notice anything familiar? Does </text:span><text:span text:style-name="Code_20_Inline"><text:span text:style-name="T1">rational&lt;int&gt;</text:span></text:span><text:span text:style-name="T1"> look like </text:span><text:span text:style-name="Code_20_Inline"><text:span text:style-name="T1">vector&lt;int&gt;</text:span></text:span><text:span text:style-name="T1">? All the collection types, such as </text:span><text:span text:style-name="Code_20_Inline"><text:span text:style-name="T1">vector</text:span></text:span><text:span text:style-name="T1"> and </text:span><text:span text:style-name="Code_20_Inline"><text:span text:style-name="T1">map</text:span></text:span><text:span text:style-name="T1">, are class templates. The standard library makes heavy use of templates throughout, and you will discover other templates when the time is right.</text:span></text:p>
      <text:p text:style-name="Body_20_Text_20_Cont"><text:span text:style-name="T1">If a class template takes multiple arguments, separate the arguments with a comma, as in </text:span><text:span text:style-name="Code_20_Inline"><text:span text:style-name="T1">map&lt;long,</text:span></text:span><text:span text:style-name="T1"> </text:span><text:span text:style-name="Code_20_Inline"><text:span text:style-name="T1">int&gt;</text:span></text:span><text:span text:style-name="T1">. A template argument can even be another template, such as</text:span></text:p>
      <text:p text:style-name="Code">std::vector&lt;std::vector&lt;int&gt;&gt; matrix;</text:p>
      <text:p text:style-name="Body_20_Text_20_Cont"><text:span text:style-name="T1">Starting with </text:span><text:span text:style-name="Code_20_Inline"><text:span text:style-name="T4">rational</text:span></text:span><text:span text:style-name="Code_20_Inline"><text:span text:style-name="T5">&lt;&gt;</text:span></text:span><text:span text:style-name="T1"> from Listing </text:span><text:span text:style-name="T8">52</text:span><text:span text:style-name="T1">-3, </text:span><text:span text:style-name="Strong_20_Emphasis"><text:span text:style-name="T24">add the I/O operators</text:span></text:span><text:span text:style-name="T1">. (See Listing 3</text:span><text:span text:style-name="T8">6</text:span><text:span text:style-name="T1">-4 for the non-template versions of the operators.) Write a simple test program that reads </text:span><text:span text:style-name="Code_20_Inline"><text:span text:style-name="T1">rational</text:span></text:span><text:span text:style-name="T1"> objects and echoes the values, one per line, to the standard output. Try changing the template argument to different types (</text:span><text:span text:style-name="Code_20_Inline"><text:span text:style-name="T1">short</text:span></text:span><text:span text:style-name="T1">, </text:span><text:span text:style-name="Code_20_Inline"><text:span text:style-name="T1">int</text:span></text:span><text:span text:style-name="T1">, </text:span><text:span text:style-name="Code_20_Inline"><text:span text:style-name="T1">long</text:span></text:span><text:span text:style-name="T1">). Your test program might look something like Listing </text:span><text:span text:style-name="T8">52</text:span><text:span text:style-name="T1">-4.</text:span></text:p>
      <text:p text:style-name="Code_20_Caption"><text:soft-page-break/><text:span text:style-name="T16">Listing </text:span><text:span text:style-name="T18">52</text:span><text:span text:style-name="T16">-4.</text:span> Simple I/O Test of the <text:span text:style-name="Code_20_Inline"><text:span text:style-name="T22">rational</text:span></text:span> Class Template</text:p>
      <text:p text:style-name="Code"><text:span text:style-name="T30">import </text:span>&lt;iostream&gt;;</text:p>
      <text:p text:style-name="Code"><text:span text:style-name="T30">import </text:span>rational;</text:p>
      <text:p text:style-name="Code"/>
      <text:p text:style-name="Code">int main()</text:p>
      <text:p text:style-name="Code">{</text:p>
      <text:p text:style-name="Code"><text:span text:style-name="T13"><text:s text:c="2"/></text:span>rational&lt;int&gt; r{};</text:p>
      <text:p text:style-name="Code"><text:span text:style-name="T13"><text:s text:c="2"/></text:span>while (std::cin &gt;&gt; r)</text:p>
      <text:p text:style-name="Code"><text:span text:style-name="T13"><text:s text:c="4"/></text:span>std::cout &lt;&lt; r &lt;&lt; '\n';</text:p>
      <text:p text:style-name="Code">}</text:p>
      <text:p text:style-name="Body_20_Text_20_Cont">Now modify the test program to print only nonzero values. The program should look something like Listing <text:span text:style-name="T35">52</text:span>-5.</text:p>
      <text:p text:style-name="Code_20_Caption"><text:span text:style-name="T16">Listing </text:span><text:span text:style-name="T18">52</text:span><text:span text:style-name="T16">-5.</text:span> Testing <text:span text:style-name="Code_20_Inline"><text:span text:style-name="T22">rational</text:span></text:span> Comparison Operator</text:p>
      <text:p text:style-name="Code"><text:span text:style-name="T30">import</text:span> &lt;iostream&gt;<text:span text:style-name="T35">;</text:span></text:p>
      <text:p text:style-name="Code"><text:span text:style-name="T30">import </text:span>rational;</text:p>
      <text:p text:style-name="Code"/>
      <text:p text:style-name="Code">int main()</text:p>
      <text:p text:style-name="Code">{</text:p>
      <text:p text:style-name="Code"><text:span text:style-name="T13"><text:s text:c="2"/></text:span>rational&lt;int&gt; r{};</text:p>
      <text:p text:style-name="Code"><text:span text:style-name="T13"><text:s text:c="2"/></text:span>while (std::cin &gt;&gt; r)</text:p>
      <text:p text:style-name="Code"><text:span text:style-name="T13"><text:s text:c="4"/></text:span>if (r != 0)</text:p>
      <text:p text:style-name="Code"><text:span text:style-name="T13"><text:s text:c="6"/></text:span>std::cout &lt;&lt; r &lt;&lt; '\n';</text:p>
      <text:p text:style-name="Code">}</text:p>
      <text:p text:style-name="Body_20_Text_20_Cont"><text:span text:style-name="T1">Remember that with the old </text:span><text:span text:style-name="Code_20_Inline"><text:span text:style-name="T1">rational</text:span></text:span><text:span text:style-name="T1"> class, the compiler knew how to construct a </text:span><text:span text:style-name="Code_20_Inline"><text:span text:style-name="T1">rational</text:span></text:span><text:span text:style-name="T1"> object from an integer. Thus, it could convert the </text:span><text:span text:style-name="Code_20_Inline"><text:span text:style-name="T1">0</text:span></text:span><text:span text:style-name="T1"> to </text:span><text:span text:style-name="Code_20_Inline"><text:span text:style-name="T1">rational(0)</text:span></text:span><text:span text:style-name="T1"> and then call the overloaded </text:span><text:span text:style-name="Code_20_Inline"><text:span text:style-name="T1">==</text:span></text:span><text:span text:style-name="T1"> operator to compare two rational objects. So everything is fine. Right? So why doesn’t it work? </text:span></text:p>
      <text:h text:style-name="Heading_20_1" text:outline-level="1"><text:bookmark-start text:name="oper"/><text:bookmark-end text:name="imp"/>Overloaded Operator<text:span text:style-name="T35">s</text:span></text:h>
      <text:p text:style-name="Body_20_Text_20_First">Remember from the previous Exploration that the compiler does not perform automatic type conversion for a function template. That means the compiler will not convert an <text:span text:style-name="Code_20_Inline">int</text:span> to a <text:span text:style-name="Code_20_Inline">rational&lt;int&gt;</text:span>. To solve this problem, you <text:span text:style-name="T1">have</text:span> to add some additional comparison operators<text:span text:style-name="T1">, such as</text:span></text:p>
      <text:p text:style-name="Code">template&lt;class T&gt; bool operator==(rational&lt;T&gt; const&amp; lhs, T rhs);</text:p>
      <text:p text:style-name="Code">template&lt;class T&gt; bool operator==(T lhs, rational&lt;T&gt; const&amp; rhs);</text:p>
      <text:p text:style-name="Code">template&lt;class T&gt; bool operator!=(rational&lt;T&gt; const&amp; <text:s/>lhs, T rhs);</text:p>
      <text:p text:style-name="Code">template&lt;class T&gt; bool operator!=(T lhs, rational&lt;T&gt; const&amp; rhs);</text:p>
      <text:p text:style-name="Body_20_Text_20_Cont"><text:soft-page-break/><text:span text:style-name="T1">and so on, for all of the comparison and arithmetic operators. On the other hand, you have to consider whether that’s what you really want. To better understand the limitations of this approach, go ahead and try it. You don’t need all the comparison operators yet, just </text:span><text:span text:style-name="Code_20_Inline"><text:span text:style-name="T1">operator!=</text:span></text:span><text:span text:style-name="T1">, so you can compile the test program. </text:span>After adding the two new overloaded operator!= functions, compile Listing <text:span text:style-name="T35">52</text:span>-5 again, to be sure it works. Next, compile the test program with a template parameter of <text:span text:style-name="Code_20_Inline">long</text:span>. What happens?</text:p>
      <text:p text:style-name="Unnumbered_20_List">_____________________________________________________________</text:p>
      <text:p text:style-name="Unnumbered_20_List">_____________________________________________________________</text:p>
      <text:p text:style-name="Body_20_Text_20_Cont"><text:span text:style-name="T1">Once again, the compiler complains that it can’t find any suitable function for the </text:span><text:span text:style-name="Code_20_Inline"><text:span text:style-name="T1">!=</text:span></text:span><text:span text:style-name="T1"> operator. The problem is that an overloaded </text:span><text:span text:style-name="Code_20_Inline"><text:span text:style-name="T1">!=</text:span></text:span><text:span text:style-name="T1"> operator exists for the template parameter, namely, type </text:span><text:span text:style-name="Code_20_Inline"><text:span text:style-name="T1">long</text:span></text:span><text:span text:style-name="T1">, but the type of the literal </text:span><text:span text:style-name="Code_20_Inline"><text:span text:style-name="T1">0</text:span></text:span><text:span text:style-name="T1"> is </text:span><text:span text:style-name="Code_20_Inline"><text:span text:style-name="T1">int</text:span></text:span><text:span text:style-name="T1">, not </text:span><text:span text:style-name="Code_20_Inline"><text:span text:style-name="T1">long</text:span></text:span><text:span text:style-name="T1">. You can try to solve this problem by defining operators for all the built-in types, but that quickly gets out of hand. </text:span>So your choices are the following:</text:p>
      <text:list xml:id="list2958862305" text:style-name="WW8Num2">
        <text:list-item>
          <text:p text:style-name="P1">Define only operators that take two <text:span text:style-name="Code_20_Inline">rational</text:span> arguments. Force the caller to convert arguments to the desired <text:span text:style-name="Code_20_Inline">rational</text:span> type.</text:p>
        </text:list-item>
        <text:list-item>
          <text:p text:style-name="P1">Define operators in triples: one that takes two <text:span text:style-name="Code_20_Inline">rational</text:span> arguments and two others that mix one <text:span text:style-name="Code_20_Inline">rational</text:span> and one base type (<text:span text:style-name="Code_20_Inline">T</text:span>).</text:p>
        </text:list-item>
        <text:list-item>
          <text:p text:style-name="P1">Define operators to cover all the bases—for the built-in types (<text:span text:style-name="Code_20_Inline">signed</text:span> <text:span text:style-name="Code_20_Inline">char</text:span>, <text:span text:style-name="Code_20_Inline">char</text:span>, <text:span text:style-name="Code_20_Inline">short</text:span>, <text:span text:style-name="Code_20_Inline">int</text:span>, <text:span text:style-name="Code_20_Inline">long</text:span><text:span text:style-name="WW-Default_20_Paragraph_20_Font">)</text:span>, plus some types that I haven’t covered yet. Thus, each operator requires 11 functions.</text:p>
        </text:list-item>
      </text:list>
      <text:p text:style-name="Body_20_Text_20_Cont"><text:span text:style-name="T1">You might be interested in knowing how the C++ standard library addresses this issue. Among the types in the standard library is a class template, </text:span><text:span text:style-name="Code_20_Inline"><text:span text:style-name="T1">complex</text:span></text:span><text:span text:style-name="T1">, which represents a complex number. The standardization committee opted for the second choice, that is, three overloaded function templates.</text:span></text:p>
      <text:p text:style-name="Code">template&lt;class T&gt; bool operator==(complex&lt;T&gt; const&amp; a, complex&lt;T&gt; const&amp; b);</text:p>
      <text:p text:style-name="Code">template&lt;class T&gt; bool operator==(complex&lt;T&gt; const&amp; a, T const&amp; b);</text:p>
      <text:p text:style-name="Code">template&lt;class T&gt; bool operator==(T const&amp; a, complex&lt;T&gt; const&amp; b);</text:p>
      <text:p text:style-name="Body_20_Text_20_Cont">This solution works well enough, and later in the book, you’ll learn techniques to reduce the amount of work involved in defining all these functions.</text:p>
      <text:p text:style-name="Body_20_Text_20_Cont"><text:span text:style-name="T1">Another dimension to this problem is the literal </text:span><text:span text:style-name="Code_20_Inline"><text:span text:style-name="T1">0</text:span></text:span><text:span text:style-name="T1">. Using a literal of type </text:span><text:span text:style-name="Code_20_Inline"><text:span text:style-name="T1">int</text:span></text:span><text:span text:style-name="T1"> is fine when you know the base type of </text:span><text:span text:style-name="Code_20_Inline"><text:span text:style-name="T1">rational</text:span></text:span><text:span text:style-name="T1"> is also </text:span><text:span text:style-name="Code_20_Inline"><text:span text:style-name="T1">int</text:span></text:span><text:span text:style-name="T1">. How do you express a generic zero for use in a template? The same issue arises when testing for a zero denominator. That was easy when you knew that the type of the denominator was </text:span><text:span text:style-name="Code_20_Inline"><text:span text:style-name="T1">int</text:span></text:span><text:span text:style-name="T1">. When working with templates, you don’t know the type. Recall from Listing 4</text:span><text:span text:style-name="T8">7</text:span><text:span text:style-name="T1">-6 that the division </text:span><text:soft-page-break/><text:span text:style-name="T1">assignment operator checked for a zero divisor and threw an exception in that case. If you don’t know the type </text:span><text:span text:style-name="Code_20_Inline"><text:span text:style-name="T1">T</text:span></text:span><text:span text:style-name="T1">, how do you know how to express the value zero? You can try using the literal </text:span><text:span text:style-name="Code_20_Inline"><text:span text:style-name="T1">0</text:span></text:span><text:span text:style-name="T1"> and hope that </text:span><text:span text:style-name="Code_20_Inline"><text:span text:style-name="T1">T</text:span></text:span><text:span text:style-name="T1"> has a suitable constructor (single argument of type </text:span><text:span text:style-name="Code_20_Inline"><text:span text:style-name="T1">int</text:span></text:span><text:span text:style-name="T1">). A better solution is to invoke the default constructor for type </text:span><text:span text:style-name="Code_20_Inline"><text:span text:style-name="T1">T</text:span></text:span><text:span text:style-name="T1">, as shown in Listing </text:span><text:span text:style-name="T8">52</text:span><text:span text:style-name="T1">-6.</text:span></text:p>
      <text:p text:style-name="Code_20_Caption"><text:span text:style-name="T16">Listing </text:span><text:span text:style-name="T18">52</text:span><text:span text:style-name="T16">-6.</text:span> Invoking a Default Constructor of a Template Parameter</text:p>
      <text:p text:style-name="Code">template&lt;class T&gt;</text:p>
      <text:p text:style-name="Code">rational&lt;T&gt; <text:span text:style-name="T43">const</text:span>&amp; rational&lt;T&gt;::operator/=(rational const&amp; rhs)</text:p>
      <text:p text:style-name="Code">{</text:p>
      <text:p text:style-name="Code_20_Bold"><text:span text:style-name="Code_20_Bold"><text:span text:style-name="T38"><text:s text:c="2"/></text:span></text:span><text:span text:style-name="Code_20_Bold"><text:span text:style-name="T39">if (rhs.numerator() == T{})</text:span></text:span></text:p>
      <text:p text:style-name="Code"><text:span text:style-name="T13"><text:s text:c="6"/></text:span>throw zero_denominator("divide by zero");</text:p>
      <text:p text:style-name="Code"><text:span text:style-name="T13"><text:s text:c="2"/></text:span>numerator_ *= rhs.denominator();</text:p>
      <text:p text:style-name="Code"><text:span text:style-name="T13"><text:s text:c="2"/></text:span>denominator_ *= rhs.numerator();</text:p>
      <text:p text:style-name="Code_20_Bold"><text:span text:style-name="Code_20_Bold"><text:span text:style-name="T36"><text:s text:c="2"/></text:span></text:span><text:span text:style-name="Code_20_Bold"><text:span text:style-name="T37">if (denominator_ &lt; T{})</text:span></text:span></text:p>
      <text:p text:style-name="Code"><text:span text:style-name="T13"><text:s text:c="2"/></text:span>{</text:p>
      <text:p text:style-name="Code"><text:span text:style-name="T13"><text:s text:c="6"/></text:span>denominator_ = -denominator_;</text:p>
      <text:p text:style-name="Code"><text:span text:style-name="T13"><text:s text:c="6"/></text:span>numerator_ = -numerator_;</text:p>
      <text:p text:style-name="Code"><text:span text:style-name="T13"><text:s text:c="2"/></text:span>}</text:p>
      <text:p text:style-name="Code"><text:span text:style-name="T13"><text:s text:c="2"/></text:span>reduce();</text:p>
      <text:p text:style-name="Code"><text:span text:style-name="T13"><text:s text:c="2"/></text:span>return *this;</text:p>
      <text:p text:style-name="Code">}</text:p>
      <text:p text:style-name="Body_20_Text_20_Cont"><text:span text:style-name="T1">If the type </text:span><text:span text:style-name="Code_20_Inline"><text:span text:style-name="T1">T</text:span></text:span><text:span text:style-name="T1"> is a class type, </text:span><text:span text:style-name="Code_20_Inline"><text:span text:style-name="T1">T{}</text:span></text:span><text:span text:style-name="T1"> yields an object that is initialized using </text:span><text:span text:style-name="Code_20_Inline"><text:span text:style-name="T1">T</text:span></text:span><text:span text:style-name="T1">’s default constructor. If </text:span><text:span text:style-name="Code_20_Inline"><text:span text:style-name="T1">T</text:span></text:span><text:span text:style-name="T1"> is a built-in type, the value of </text:span><text:span text:style-name="Code_20_Inline"><text:span text:style-name="T1">T{}</text:span></text:span><text:span text:style-name="T1"> is zero (i.e., </text:span><text:span text:style-name="Code_20_Inline"><text:span text:style-name="T1">0</text:span></text:span><text:span text:style-name="T1">, </text:span><text:span text:style-name="Code_20_Inline"><text:span text:style-name="T1">0.0</text:span></text:span><text:span text:style-name="T1">, or </text:span><text:span text:style-name="Code_20_Inline"><text:span text:style-name="T1">false</text:span></text:span><text:span text:style-name="T1">). Initializing the local variables in the input operator is a little trickier.</text:span></text:p>
      <text:h text:style-name="Heading_20_1" text:outline-level="1"><text:bookmark-end text:name="oper"/>Mixing Types</text:h>
      <text:p text:style-name="Body_20_Text_20_First">As you know, you can assign an <text:span text:style-name="Code_20_Inline">int</text:span> value to a <text:span text:style-name="Code_20_Inline">long</text:span> object or <text:span text:style-name="Emphasis">vice versa</text:span>. It seems reasonable, therefore, that you should be able to assign a <text:span text:style-name="Code_20_Inline">rational&lt;int&gt;</text:span> value to a <text:span text:style-name="Code_20_Inline">rational&lt;long&gt;</text:span> object. Try it. <text:span text:style-name="Strong_20_Emphasis"><text:span text:style-name="T23">Write a simple program to perform an assignment that mixes base types.</text:span></text:span> Your program might look a little bit like Listing <text:span text:style-name="T40">52</text:span>-7, but many other programs are equally reasonable.</text:p>
      <text:p text:style-name="Code_20_Caption"><text:span text:style-name="T16">Listing </text:span><text:span text:style-name="T19">52</text:span><text:span text:style-name="T16">-7.</text:span> Trying to Mix <text:span text:style-name="Code_20_Inline"><text:span text:style-name="T22">rational</text:span></text:span> Base Types<text:alphabetical-index-mark text:string-value="rational base types" text:key1="Class templates" text:key2="mixing types"/></text:p>
      <text:p text:style-name="Code"><text:span text:style-name="T31">import</text:span> rational;</text:p>
      <text:p text:style-name="Code"/>
      <text:p text:style-name="Code"><text:soft-page-break/>int main()</text:p>
      <text:p text:style-name="Code">{</text:p>
      <text:p text:style-name="Code"><text:span text:style-name="T13"><text:s text:c="2"/></text:span>rational&lt;int&gt; little{};</text:p>
      <text:p text:style-name="Code"><text:span text:style-name="T13"><text:s text:c="2"/></text:span>rational&lt;long&gt; big{};</text:p>
      <text:p text:style-name="Code"><text:span text:style-name="T13"><text:s text:c="2"/></text:span>big = little;</text:p>
      <text:p text:style-name="Code">}</text:p>
      <text:p text:style-name="Body_20_Text_20_Cont"><text:span text:style-name="Strong_20_Emphasis"><text:span text:style-name="T26">What happens when you compile your program?</text:span></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T1">The only assignment operator for the new </text:span><text:span text:style-name="Code_20_Inline"><text:span text:style-name="T1">rational</text:span></text:span><text:span text:style-name="T1"> class template is the compiler’s implicit operator. Its parameter type is </text:span><text:span text:style-name="Code_20_Inline"><text:span text:style-name="T1">rational&lt;T&gt;</text:span></text:span><text:span text:style-name="T1"> </text:span><text:span text:style-name="Code_20_Inline"><text:span text:style-name="T1">const</text:span></text:span><text:span text:style-name="T1">, so the base type of the source expression must be the same as the base type of the assignment target. You can fix this easily with a member function template. Add the following declaration to the class template:</text:span></text:p>
      <text:p text:style-name="Code">template&lt;class U&gt;</text:p>
      <text:p text:style-name="Code">rational&amp; operator=(rational&lt;U&gt; const&amp; rhs);</text:p>
      <text:p text:style-name="Body_20_Text_20_Cont"><text:span text:style-name="T1">Inside the </text:span><text:span text:style-name="Code_20_Inline"><text:span text:style-name="T1">rational</text:span></text:span><text:span text:style-name="T1"> class template, the unadorned name, </text:span><text:span text:style-name="Code_20_Inline"><text:span text:style-name="T1">rational</text:span></text:span><text:span text:style-name="T1">, means the same thing as </text:span><text:span text:style-name="Code_20_Inline"><text:span text:style-name="T1">rational&lt;T&gt;</text:span></text:span><text:span text:style-name="T1">. The complete name of the class includes the template argument, so the proper name of the constructor is </text:span><text:span text:style-name="Code_20_Inline"><text:span text:style-name="T1">rational&lt;T&gt;</text:span></text:span><text:span text:style-name="T1">. Because </text:span><text:span text:style-name="Code_20_Inline"><text:span text:style-name="T1">rational</text:span></text:span><text:span text:style-name="T1"> means the same as </text:span><text:span text:style-name="Code_20_Inline"><text:span text:style-name="T1">rational&lt;T&gt;</text:span></text:span><text:span text:style-name="T1">, I was able to shorten the constructor name and many other uses of the type name throughout the class template definition. But the assignment operator’s parameter is </text:span><text:span text:style-name="Code_20_Inline"><text:span text:style-name="T1">rational&lt;U&gt;</text:span></text:span><text:span text:style-name="T1">. It uses a completely different template argument. Using this assignment operator, you can freely mix different </text:span><text:span text:style-name="Code_20_Inline"><text:span text:style-name="T1">rational</text:span></text:span><text:span text:style-name="T1"> types in an assignment statement.</text:span></text:p>
      <text:p text:style-name="Body_20_Text_20_Cont"><text:span text:style-name="Strong_20_Emphasis"><text:span text:style-name="T24">Write the definition of the assignment operator.</text:span></text:span><text:span text:style-name="T1"> Don’t worry about overflow that might result from assigning large values to small. It’s a difficult problem and distracts from the main task at hand, which is practicing writing class templates and function templates. Compare your solution with Listing </text:span><text:span text:style-name="T9">52</text:span><text:span text:style-name="T1">-8.</text:span></text:p>
      <text:p text:style-name="Code_20_Caption"><text:span text:style-name="T16">Listing </text:span><text:span text:style-name="T20">52-</text:span><text:span text:style-name="T16">8.</text:span> Defining the Assignment Operator Function Template</text:p>
      <text:p text:style-name="Code">template&lt;class T&gt;</text:p>
      <text:p text:style-name="Code">template&lt;class U&gt;</text:p>
      <text:p text:style-name="Code">rational&lt;T&gt;&amp; rational&lt;T&gt;::operator=(rational&lt;U&gt; const&amp; rhs)</text:p>
      <text:p text:style-name="Code">{</text:p>
      <text:p text:style-name="Code"><text:span text:style-name="T13"><text:s text:c="2"/></text:span>assign(rhs.numerator(), rhs.denominator());</text:p>
      <text:p text:style-name="Code"><text:span text:style-name="T13"><text:s text:c="2"/></text:span>return *this;</text:p>
      <text:p text:style-name="Code">}</text:p>
      <text:p text:style-name="Body_20_Text_20_Cont"><text:soft-page-break/><text:span text:style-name="T1">The first template header tells the compiler about the </text:span><text:span text:style-name="Code_20_Inline"><text:span text:style-name="T1">rational</text:span></text:span><text:span text:style-name="T1"> class template. The next template header tells the compiler about the assignment operator function template. Note that the compiler will be able to deduce the template argument for </text:span><text:span text:style-name="Code_20_Inline"><text:span text:style-name="T1">U</text:span></text:span><text:span text:style-name="T1"> from the type of the assignment source (</text:span><text:span text:style-name="Code_20_Inline"><text:span text:style-name="T1">rhs</text:span></text:span><text:span text:style-name="T1">). After adding this operator to the </text:span><text:span text:style-name="Code_20_Inline"><text:span text:style-name="T1">rational</text:span></text:span><text:span text:style-name="T1"> class template, you should now be able to make your test program work.</text:span></text:p>
      <text:p text:style-name="Body_20_Text_20_Cont"><text:span text:style-name="Strong_20_Emphasis"><text:span text:style-name="T24">Add a member template constructor that works similarly to the assignment operator.</text:span></text:span><text:span text:style-name="T1"> In other words, add to </text:span><text:span text:style-name="Code_20_Inline"><text:span text:style-name="T1">rational</text:span></text:span><text:span text:style-name="T1"> a constructor that looks like a copy constructor but isn’t really. A copy constructor copies only objects of the same type, or </text:span><text:span text:style-name="Code_20_Inline"><text:span text:style-name="T1">rational&lt;T&gt;</text:span></text:span><text:span text:style-name="T1">. This new constructor copies rational objects with a different base type, </text:span><text:span text:style-name="Code_20_Inline"><text:span text:style-name="T1">rational&lt;U&gt;</text:span></text:span><text:span text:style-name="T1">. Compare your solution with Listing </text:span><text:span text:style-name="T10">52</text:span><text:span text:style-name="T1">-9.</text:span></text:p>
      <text:p text:style-name="Code_20_Caption"><text:span text:style-name="T16">Listing </text:span><text:span text:style-name="T21">52</text:span><text:span text:style-name="T16">-9.</text:span> Defining a Member Constructor Template<text:alphabetical-index-mark text:string-value="member template constructor" text:key1="Class templates" text:key2="mixing types"/></text:p>
      <text:p text:style-name="Code">template&lt;class T&gt;</text:p>
      <text:p text:style-name="Code">template&lt;class U&gt;</text:p>
      <text:p text:style-name="Code">rational&lt;T&gt;::rational(rational&lt;U&gt; const&amp; copy)</text:p>
      <text:p text:style-name="Code">: numerator_{copy.numerator()}, denominator_{copy.denominator()}</text:p>
      <text:p text:style-name="Code">{}</text:p>
      <text:p text:style-name="Body_20_Text_20_Cont"><text:span text:style-name="T1">Notice how the template headers stack up. The class template header comes first, followed by the constructor template header. </text:span><text:span text:style-name="Strong_20_Emphasis"><text:span text:style-name="T24">Finish the </text:span></text:span><text:span text:style-name="Code_20_Inline"><text:span text:style-name="T2">rational</text:span></text:span><text:span text:style-name="Strong_20_Emphasis"><text:span text:style-name="T24"> </text:span></text:span><text:span text:style-name="Strong_20_Emphasis"><text:span text:style-name="T32">class</text:span></text:span><text:span text:style-name="Strong_20_Emphasis"><text:span text:style-name="T24"> by completing all the operators.</text:span></text:span><text:span text:style-name="T1"> </text:span><text:alphabetical-index-mark text:string-value="rational.hpp header" text:key1="Class templates" text:key2="mixing types"/><text:span text:style-name="T1">The new </text:span><text:span text:style-name="T33">class</text:span><text:span text:style-name="T1"> is too big to include here, but as always, you can download the completed </text:span><text:span text:style-name="T33">module</text:span><text:span text:style-name="T1"> from the book’s web site.</text:span></text:p>
      <text:p text:style-name="Body_20_Text_20_Cont">Programming with templates and type parameters opens a new world of programming power and flexibility. A template lets you write a function or class once and lets the compiler generate actual functions and classes for different template arguments. Sometimes, however, one size does not fit all, and you have to grant exceptions to the rule. The next Exploration takes a look at how you do that by writing template specializations.</text:p>
      <text:p text:style-name="Body_20_Text_20_Cont"><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Normal"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ZapfDingbats2" svg:font-family="ZapfDingbats, 'MS Mincho'"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2" fo:font-family="TheSansMonoConNormal" style:font-family-generic="roman" style:font-pitch="variable" fo:language="none" fo:country="none" style:language-asian="none" style:country-asian="none" style:font-name-complex="TheSansMonoConNormal2"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2" fo:font-family="TheSansMonoConNormal" style:font-family-generic="roman" style:font-pitch="variable" fo:font-size="9pt" fo:language="none" fo:country="none" style:font-size-asian="9pt" style:language-asian="none" style:country-asian="none" style:font-name-complex="TheSansMonoConNormal2"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9pt" fo:language="none" fo:country="none" style:font-size-asian="9pt" style:language-asian="none" style:country-asian="none" style:font-name-complex="TheSansMonoConNormal2"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10pt" fo:language="none" fo:country="none" style:font-size-asian="10pt" style:language-asian="none" style:country-asian="none" style:font-name-complex="TheSansMonoConNormal2"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2"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2" fo:font-family="TheSansMonoConNormal" style:font-family-generic="roman" style:font-pitch="variable" fo:font-size="9pt" fo:language="none" fo:country="none" style:font-size-asian="9pt" style:language-asian="none" style:country-asian="none" style:font-name-complex="TheSansMonoConNormal2" style:font-family-complex="TheSansMonoConNormal" style:font-family-generic-complex="roman" style:font-pitch-complex="variable"/>
    </style:style>
    <style:style style:name="Exercise_20_Code_20_Char" style:display-name="Exercise Code Char" style:family="text">
      <style:text-properties style:font-name="TheSansMonoConNormal2"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2" fo:font-family="TheSansMonoConNormal" style:font-family-generic="roman" style:font-pitch="variable" fo:font-size="11pt" fo:background-color="transparent" style:font-size-asian="11pt" style:font-name-complex="TheSansMonoConNormal2"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officeooo:rsid="0002395c"/>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6917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text:span text:style-name="MT1">52</text:span></text:p>
        <text:p text:style-name="MP2"/>
        <text:p text:style-name="MP3"></text:p>
        <text:p text:style-name="Standard"/>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dc:title>
    <meta:initial-creator>BPR</meta:initial-creator>
    <meta:creation-date>2013-09-10T22:20:00</meta:creation-date>
    <dc:creator>Ray Lischner</dc:creator>
    <dc:date>2020-04-10T11:17:15.043039202</dc:date>
    <meta:print-date>2009-03-19T10:05:00</meta:print-date>
    <meta:editing-cycles>19</meta:editing-cycles>
    <meta:editing-duration>PT1H5M26S</meta:editing-duration>
    <meta:generator>LibreOffice/6.4.2.2$Linux_X86_64 LibreOffice_project/40$Build-2</meta:generator>
    <meta:document-statistic meta:table-count="0" meta:image-count="0" meta:object-count="0" meta:page-count="10" meta:paragraph-count="214" meta:word-count="2528" meta:character-count="16174" meta:non-whitespace-character-count="13679"/>
    <meta:user-defined meta:name="Chapter Number">52</meta:user-defined>
    <meta:user-defined meta:name="ContentType">Document</meta:user-defined>
  </office:meta>
</office:document-meta>
</file>